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4"/>
          <table:table-cell office:value-type="date" office:date-value="2020-04-28T18:13:22.68">
            <text:p>2020/4/28 18:1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8:14:19.28">
            <text:p>2020/4/28 18:14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17"/>
        <table:table-column table:style-name="co3" table:default-cell-style-name="ce17"/>
        <table:table-column table:style-name="co1" table:default-cell-style-name="ce19"/>
        <table:table-column table:style-name="co4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１つの山に、杉は、何本植わっているか？</text:p>
          </table:table-cell>
          <table:table-cell/>
          <table:table-cell table:style-name="ce20"/>
          <table:table-cell table:number-columns-repeated="4"/>
          <table:table-cell office:value-type="date" office:date-value="2020-04-28T18:14:11.7">
            <text:p>2020/4/28 18:14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8:14:17.75">
            <text:p>2020/4/28 18:14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8:14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8T18:14:19.20</dc:date>
    <dc:creator>iwabuchi ken</dc:creator>
    <meta:editing-duration>PT3H1M19S</meta:editing-duration>
    <meta:editing-cycles>18</meta:editing-cycles>
    <meta:generator>OpenOffice/4.1.3$Win32 OpenOffice.org_project/413m1$Build-9783</meta:generator>
    <meta:document-statistic meta:table-count="2" meta:cell-count="52" meta:object-count="0"/>
  </office:meta>
</office:document-meta>
</file>